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059" svg:font-family="C059" style:font-pitch="variable"/>
    <style:font-face style:name="Nimbus Roman" svg:font-family="'Nimbus Roman'" style:font-pitch="variable"/>
    <style:font-face style:name="P052" svg:font-family="P052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2194in" table:align="margins"/>
    </style:style>
    <style:style style:name="Table1.A" style:family="table-column">
      <style:table-column-properties style:column-width="1.534in" style:rel-column-width="13923*"/>
    </style:style>
    <style:style style:name="Table1.B" style:family="table-column">
      <style:table-column-properties style:column-width="5.6854in" style:rel-column-width="5161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0980" officeooo:paragraph-rsid="00120980"/>
    </style:style>
    <style:style style:name="P2" style:family="paragraph" style:parent-style-name="Table_20_Contents">
      <style:text-properties officeooo:rsid="00120980" officeooo:paragraph-rsid="00148fb2"/>
    </style:style>
    <style:style style:name="P3" style:family="paragraph" style:parent-style-name="Table_20_Contents">
      <style:text-properties fo:font-weight="bold" officeooo:rsid="00120980" officeooo:paragraph-rsid="00148fb2" style:font-weight-asian="bold" style:font-weight-complex="bold"/>
    </style:style>
    <style:style style:name="P4" style:family="paragraph" style:parent-style-name="Table_20_Contents">
      <style:text-properties fo:font-style="italic" officeooo:rsid="00120980" officeooo:paragraph-rsid="00148fb2" style:font-style-asian="italic" style:font-style-complex="italic"/>
    </style:style>
    <style:style style:name="P5" style:family="paragraph" style:parent-style-name="Table_20_Contents">
      <style:text-properties fo:font-style="italic" fo:font-weight="bold" officeooo:rsid="00120980" officeooo:paragraph-rsid="00148fb2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officeooo:rsid="00152846" officeooo:paragraph-rsid="00152846"/>
    </style:style>
    <style:style style:name="P7" style:family="paragraph" style:parent-style-name="Table_20_Contents">
      <style:text-properties style:font-name="FreeSerif" officeooo:rsid="00120980" officeooo:paragraph-rsid="00152846"/>
    </style:style>
    <style:style style:name="P8" style:family="paragraph" style:parent-style-name="Table_20_Contents">
      <style:text-properties style:font-name="FreeSerif" fo:font-weight="bold" officeooo:rsid="00120980" officeooo:paragraph-rsid="00152846" style:font-weight-asian="bold" style:font-weight-complex="bold"/>
    </style:style>
    <style:style style:name="P9" style:family="paragraph" style:parent-style-name="Table_20_Contents">
      <style:text-properties style:font-name="FreeSerif" fo:font-style="italic" officeooo:rsid="00120980" officeooo:paragraph-rsid="00152846" style:font-style-asian="italic" style:font-style-complex="italic"/>
    </style:style>
    <style:style style:name="P10" style:family="paragraph" style:parent-style-name="Table_20_Contents">
      <style:text-properties style:font-name="FreeSerif" fo:font-style="italic" fo:font-weight="bold" officeooo:rsid="00120980" officeooo:paragraph-rsid="00152846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style:font-name="Bitstream Vera Serif" officeooo:rsid="00120980" officeooo:paragraph-rsid="00152846"/>
    </style:style>
    <style:style style:name="P12" style:family="paragraph" style:parent-style-name="Table_20_Contents">
      <style:text-properties style:font-name="Bitstream Vera Serif" fo:font-weight="bold" officeooo:rsid="00120980" officeooo:paragraph-rsid="00152846" style:font-weight-asian="bold" style:font-weight-complex="bold"/>
    </style:style>
    <style:style style:name="P13" style:family="paragraph" style:parent-style-name="Table_20_Contents">
      <style:text-properties style:font-name="Bitstream Vera Serif" fo:font-style="italic" officeooo:rsid="00120980" officeooo:paragraph-rsid="00152846" style:font-style-asian="italic" style:font-style-complex="italic"/>
    </style:style>
    <style:style style:name="P14" style:family="paragraph" style:parent-style-name="Table_20_Contents">
      <style:text-properties style:font-name="Bitstream Vera Serif" fo:font-style="italic" fo:font-weight="bold" officeooo:rsid="00120980" officeooo:paragraph-rsid="00152846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officeooo:rsid="0019d01b" officeooo:paragraph-rsid="0019d01b"/>
    </style:style>
    <style:style style:name="P16" style:family="paragraph" style:parent-style-name="Table_20_Contents">
      <style:text-properties style:font-name="DejaVu Serif" officeooo:rsid="00120980" officeooo:paragraph-rsid="0018bde7"/>
    </style:style>
    <style:style style:name="P17" style:family="paragraph" style:parent-style-name="Table_20_Contents">
      <style:text-properties style:font-name="DejaVu Serif" fo:font-style="italic" officeooo:rsid="00120980" officeooo:paragraph-rsid="0018bde7" style:font-style-asian="italic" style:font-style-complex="italic"/>
    </style:style>
    <style:style style:name="P18" style:family="paragraph" style:parent-style-name="Table_20_Contents">
      <style:text-properties style:font-name="DejaVu Serif" fo:font-style="italic" fo:font-weight="bold" officeooo:rsid="00120980" officeooo:paragraph-rsid="0018bde7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style:font-name="DejaVu Serif" fo:font-weight="bold" officeooo:rsid="00120980" officeooo:paragraph-rsid="0018bde7" style:font-weight-asian="bold" style:font-weight-complex="bold"/>
    </style:style>
    <style:style style:name="P20" style:family="paragraph" style:parent-style-name="Table_20_Contents">
      <style:text-properties officeooo:rsid="001a7d44" officeooo:paragraph-rsid="001a7d44"/>
    </style:style>
    <style:style style:name="P21" style:family="paragraph" style:parent-style-name="Table_20_Contents">
      <style:text-properties officeooo:rsid="001b108e" officeooo:paragraph-rsid="001b108e"/>
    </style:style>
    <style:style style:name="P22" style:family="paragraph" style:parent-style-name="Table_20_Contents">
      <style:text-properties style:font-name="Times New Roman" officeooo:rsid="00120980" officeooo:paragraph-rsid="001b108e"/>
    </style:style>
    <style:style style:name="P23" style:family="paragraph" style:parent-style-name="Table_20_Contents">
      <style:text-properties style:font-name="Times New Roman" fo:font-weight="bold" officeooo:rsid="00120980" officeooo:paragraph-rsid="001b108e" style:font-weight-asian="bold" style:font-weight-complex="bold"/>
    </style:style>
    <style:style style:name="P24" style:family="paragraph" style:parent-style-name="Table_20_Contents">
      <style:text-properties style:font-name="Times New Roman" fo:font-style="italic" officeooo:rsid="00120980" officeooo:paragraph-rsid="001b108e" style:font-style-asian="italic" style:font-style-complex="italic"/>
    </style:style>
    <style:style style:name="P25" style:family="paragraph" style:parent-style-name="Table_20_Contents">
      <style:text-properties style:font-name="Times New Roman" fo:font-style="italic" fo:font-weight="bold" officeooo:rsid="00120980" officeooo:paragraph-rsid="001b108e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officeooo:rsid="001b1813" officeooo:paragraph-rsid="001b1813"/>
    </style:style>
    <style:style style:name="P27" style:family="paragraph" style:parent-style-name="Table_20_Contents">
      <style:text-properties style:font-name="C059" officeooo:rsid="00120980" officeooo:paragraph-rsid="001ff96c"/>
    </style:style>
    <style:style style:name="P28" style:family="paragraph" style:parent-style-name="Table_20_Contents">
      <style:text-properties style:font-name="C059" fo:font-weight="bold" officeooo:rsid="00120980" officeooo:paragraph-rsid="001ff96c" style:font-weight-asian="bold" style:font-weight-complex="bold"/>
    </style:style>
    <style:style style:name="P29" style:family="paragraph" style:parent-style-name="Table_20_Contents">
      <style:text-properties style:font-name="C059" fo:font-style="italic" officeooo:rsid="00120980" officeooo:paragraph-rsid="001ff96c" style:font-style-asian="italic" style:font-style-complex="italic"/>
    </style:style>
    <style:style style:name="P30" style:family="paragraph" style:parent-style-name="Table_20_Contents">
      <style:text-properties style:font-name="C059" fo:font-style="italic" fo:font-weight="bold" officeooo:rsid="00120980" officeooo:paragraph-rsid="001ff96c" style:font-style-asian="italic" style:font-weight-asian="bold" style:font-style-complex="italic" style:font-weight-complex="bold"/>
    </style:style>
    <style:style style:name="P31" style:family="paragraph" style:parent-style-name="Table_20_Contents">
      <style:text-properties style:font-name="P052" officeooo:rsid="00120980" officeooo:paragraph-rsid="001ff96c"/>
    </style:style>
    <style:style style:name="P32" style:family="paragraph" style:parent-style-name="Table_20_Contents">
      <style:text-properties style:font-name="P052" fo:font-weight="bold" officeooo:rsid="00120980" officeooo:paragraph-rsid="001ff96c" style:font-weight-asian="bold" style:font-weight-complex="bold"/>
    </style:style>
    <style:style style:name="P33" style:family="paragraph" style:parent-style-name="Table_20_Contents">
      <style:text-properties style:font-name="P052" fo:font-style="italic" officeooo:rsid="00120980" officeooo:paragraph-rsid="001ff96c" style:font-style-asian="italic" style:font-style-complex="italic"/>
    </style:style>
    <style:style style:name="P34" style:family="paragraph" style:parent-style-name="Table_20_Contents">
      <style:text-properties style:font-name="P052" fo:font-style="italic" fo:font-weight="bold" officeooo:rsid="00120980" officeooo:paragraph-rsid="001ff96c" style:font-style-asian="italic" style:font-weight-asian="bold" style:font-style-complex="italic" style:font-weight-complex="bold"/>
    </style:style>
    <style:style style:name="P35" style:family="paragraph" style:parent-style-name="Table_20_Contents">
      <style:text-properties officeooo:rsid="001ff96c" officeooo:paragraph-rsid="001ff96c"/>
    </style:style>
    <style:style style:name="P36" style:family="paragraph" style:parent-style-name="Table_20_Contents">
      <style:text-properties officeooo:rsid="0020f79c" officeooo:paragraph-rsid="0020f79c"/>
    </style:style>
    <style:style style:name="P37" style:family="paragraph" style:parent-style-name="Table_20_Contents">
      <style:text-properties style:font-name="Nimbus Roman" officeooo:rsid="00120980" officeooo:paragraph-rsid="00260f8e"/>
    </style:style>
    <style:style style:name="P38" style:family="paragraph" style:parent-style-name="Table_20_Contents">
      <style:text-properties style:font-name="Nimbus Roman" fo:font-weight="bold" officeooo:rsid="00120980" officeooo:paragraph-rsid="00260f8e" style:font-weight-asian="bold" style:font-weight-complex="bold"/>
    </style:style>
    <style:style style:name="P39" style:family="paragraph" style:parent-style-name="Table_20_Contents">
      <style:text-properties style:font-name="Nimbus Roman" fo:font-style="italic" officeooo:rsid="00120980" officeooo:paragraph-rsid="00260f8e" style:font-style-asian="italic" style:font-style-complex="italic"/>
    </style:style>
    <style:style style:name="P40" style:family="paragraph" style:parent-style-name="Table_20_Contents">
      <style:text-properties style:font-name="Nimbus Roman" fo:font-style="italic" fo:font-weight="bold" officeooo:rsid="00120980" officeooo:paragraph-rsid="00260f8e" style:font-style-asian="italic" style:font-weight-asian="bold" style:font-style-complex="italic" style:font-weight-complex="bold"/>
    </style:style>
    <style:style style:name="P41" style:family="paragraph" style:parent-style-name="Table_20_Contents">
      <style:text-properties officeooo:rsid="00260f8e" officeooo:paragraph-rsid="00260f8e"/>
    </style:style>
    <style:style style:name="P42" style:family="paragraph" style:parent-style-name="Table_20_Contents">
      <style:text-properties officeooo:rsid="0027e1cd" officeooo:paragraph-rsid="0027e1cd"/>
    </style:style>
    <style:style style:name="P43" style:family="paragraph" style:parent-style-name="Table_20_Contents">
      <style:text-properties officeooo:rsid="00283dec" officeooo:paragraph-rsid="00283dec"/>
    </style:style>
    <style:style style:name="P44" style:family="paragraph" style:parent-style-name="Table_20_Contents">
      <style:text-properties style:font-name="Georgia" officeooo:rsid="00120980" officeooo:paragraph-rsid="00283dec"/>
    </style:style>
    <style:style style:name="P45" style:family="paragraph" style:parent-style-name="Table_20_Contents">
      <style:text-properties style:font-name="Georgia" fo:font-weight="bold" officeooo:rsid="00120980" officeooo:paragraph-rsid="00283dec" style:font-weight-asian="bold" style:font-weight-complex="bold"/>
    </style:style>
    <style:style style:name="P46" style:family="paragraph" style:parent-style-name="Table_20_Contents">
      <style:text-properties style:font-name="Georgia" fo:font-style="italic" officeooo:rsid="00120980" officeooo:paragraph-rsid="00283dec" style:font-style-asian="italic" style:font-style-complex="italic"/>
    </style:style>
    <style:style style:name="P47" style:family="paragraph" style:parent-style-name="Table_20_Contents">
      <style:text-properties style:font-name="Georgia" fo:font-style="italic" fo:font-weight="bold" officeooo:rsid="00120980" officeooo:paragraph-rsid="00283dec" style:font-style-asian="italic" style:font-weight-asian="bold" style:font-style-complex="italic" style:font-weight-complex="bold"/>
    </style:style>
    <style:style style:name="P48" style:family="paragraph" style:parent-style-name="Table_20_Contents">
      <style:text-properties officeooo:rsid="00285463" officeooo:paragraph-rsid="00285463"/>
    </style:style>
    <style:style style:name="P49" style:family="paragraph" style:parent-style-name="Table_20_Contents">
      <style:text-properties style:font-name="DejaVu Serif Condensed" officeooo:rsid="00120980" officeooo:paragraph-rsid="00285463"/>
    </style:style>
    <style:style style:name="P50" style:family="paragraph" style:parent-style-name="Table_20_Contents">
      <style:text-properties style:font-name="DejaVu Serif Condensed" fo:font-weight="bold" officeooo:rsid="00120980" officeooo:paragraph-rsid="00285463" style:font-weight-asian="bold" style:font-weight-complex="bold"/>
    </style:style>
    <style:style style:name="P51" style:family="paragraph" style:parent-style-name="Table_20_Contents">
      <style:text-properties style:font-name="DejaVu Serif Condensed" fo:font-style="italic" officeooo:rsid="00120980" officeooo:paragraph-rsid="00285463" style:font-style-asian="italic" style:font-style-complex="italic"/>
    </style:style>
    <style:style style:name="P52" style:family="paragraph" style:parent-style-name="Table_20_Contents">
      <style:text-properties style:font-name="DejaVu Serif Condensed" fo:font-style="italic" fo:font-weight="bold" officeooo:rsid="00120980" officeooo:paragraph-rsid="00285463" style:font-style-asian="italic" style:font-weight-asian="bold" style:font-style-complex="italic" style:font-weight-complex="bold"/>
    </style:style>
    <style:style style:name="P53" style:family="paragraph" style:parent-style-name="Table_20_Contents">
      <style:text-properties officeooo:rsid="00291ef1" officeooo:paragraph-rsid="00291ef1"/>
    </style:style>
    <style:style style:name="P54" style:family="paragraph" style:parent-style-name="Standard">
      <style:paragraph-properties fo:line-height="0.0201in"/>
    </style:style>
    <style:style style:name="P55" style:family="paragraph" style:parent-style-name="Table_20_Contents">
      <style:text-properties style:font-name="Nimbus Roman" officeooo:rsid="00120980" officeooo:paragraph-rsid="00260f8e"/>
    </style:style>
    <style:style style:name="P56" style:family="paragraph" style:parent-style-name="Table_20_Contents">
      <style:text-properties officeooo:rsid="002fc97e" officeooo:paragraph-rsid="002fc97e"/>
    </style:style>
    <style:style style:name="P57" style:family="paragraph" style:parent-style-name="Table_20_Contents">
      <style:text-properties style:font-name="Times" officeooo:rsid="00120980" officeooo:paragraph-rsid="00260f8e"/>
    </style:style>
    <style:style style:name="P58" style:family="paragraph" style:parent-style-name="Table_20_Contents">
      <style:text-properties style:font-name="Times" fo:font-weight="bold" officeooo:rsid="00120980" officeooo:paragraph-rsid="00260f8e" style:font-weight-asian="bold" style:font-weight-complex="bold"/>
    </style:style>
    <style:style style:name="P59" style:family="paragraph" style:parent-style-name="Table_20_Contents">
      <style:text-properties style:font-name="Times" fo:font-style="italic" officeooo:rsid="00120980" officeooo:paragraph-rsid="00260f8e" style:font-style-asian="italic" style:font-style-complex="italic"/>
    </style:style>
    <style:style style:name="P60" style:family="paragraph" style:parent-style-name="Table_20_Contents">
      <style:text-properties style:font-name="Times" fo:font-style="italic" fo:font-weight="bold" officeooo:rsid="00120980" officeooo:paragraph-rsid="00260f8e" style:font-style-asian="italic" style:font-weight-asian="bold" style:font-style-complex="italic" style:font-weight-complex="bold"/>
    </style:style>
    <style:style style:name="T1" style:family="text">
      <style:text-properties officeooo:rsid="00148fb2"/>
    </style:style>
    <style:style style:name="T2" style:family="text">
      <style:text-properties officeooo:rsid="001a7d44"/>
    </style:style>
    <style:style style:name="T3" style:family="text">
      <style:text-properties officeooo:rsid="002a56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rif Typefac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6">Times</text:p>
          </table:table-cell>
          <table:table-cell table:style-name="Table1.B1" office:value-type="string">
            <text:p text:style-name="P57">The quick brown fox jumped over the lazy yellow dogs.</text:p>
            <text:p text:style-name="P58">The quick brown fox jumped over the lazy yellow dogs.</text:p>
            <text:p text:style-name="P59">The quick brown fox jumped over the lazy yellow dogs.</text:p>
            <text:p text:style-name="P60">The quick brown fox jumped over the lazy yellow dogs.</text:p>
          </table:table-cell>
        </table:table-row>
        <table:table-row>
          <table:table-cell table:style-name="Table1.A2" office:value-type="string">
            <text:p text:style-name="P41">Nimbus Roman</text:p>
            <text:p text:style-name="P41">(Times)</text:p>
            <text:p text:style-name="P42">Why a little smaller?</text:p>
          </table:table-cell>
          <table:table-cell table:style-name="Table1.B2" office:value-type="string">
            <text:p text:style-name="P37">The quick brown fox jumped over the lazy yellow dogs.</text:p>
            <text:p text:style-name="P38">The quick brown fox jumped over the lazy yellow dogs.</text:p>
            <text:p text:style-name="P39">The quick brown fox jumped over the lazy yellow dogs.</text:p>
            <text:p text:style-name="P40">The quick brown fox jumped over the lazy yellow dogs.</text:p>
          </table:table-cell>
        </table:table-row>
        <table:table-row>
          <table:table-cell table:style-name="Table1.A2" office:value-type="string">
            <text:p text:style-name="P21">Times New Roman</text:p>
          </table:table-cell>
          <table:table-cell table:style-name="Table1.B2" office:value-type="string">
            <text:p text:style-name="P22">The quick brown fox jumped over the lazy yellow dogs.</text:p>
            <text:p text:style-name="P23">The quick brown fox jumped over the lazy yellow dogs.</text:p>
            <text:p text:style-name="P24">The quick brown fox jumped over the lazy yellow dogs.</text:p>
            <text:p text:style-name="P25">The quick brown fox jumped over the lazy yellow dogs.</text:p>
          </table:table-cell>
        </table:table-row>
        <table:table-row>
          <table:table-cell table:style-name="Table1.A2" office:value-type="string">
            <text:p text:style-name="P1">Liberation <text:span text:style-name="T1">Serif</text:span></text:p>
          </table:table-cell>
          <table:table-cell table:style-name="Table1.B2" office:value-type="string">
            <text:p text:style-name="P2">The quick brown fox jumped over the lazy yellow dogs.</text:p>
            <text:p text:style-name="P3">The quick brown fox jumped over the lazy yellow dogs.</text:p>
            <text:p text:style-name="P4">The quick brown fox jumped over the lazy yellow dogs.</text:p>
            <text:p text:style-name="P5">The quick brown fox jumped over the lazy yellow dogs.</text:p>
          </table:table-cell>
        </table:table-row>
        <table:table-row>
          <table:table-cell table:style-name="Table1.A2" office:value-type="string">
            <text:p text:style-name="P6">FreeSerif</text:p>
            <text:p text:style-name="P26">Why is it so small <text:span text:style-name="T3">in light weight</text:span>?</text:p>
          </table:table-cell>
          <table:table-cell table:style-name="Table1.B2" office:value-type="string">
            <text:p text:style-name="P7">The quick brown fox jumped over the lazy yellow dogs.</text:p>
            <text:p text:style-name="P8">The quick brown fox jumped over the lazy yellow dogs.</text:p>
            <text:p text:style-name="P9">The quick brown fox jumped over the lazy yellow dogs.</text:p>
            <text:p text:style-name="P10">The quick brown fox jumped over the lazy yellow dogs.</text:p>
          </table:table-cell>
        </table:table-row>
        <table:table-row>
          <table:table-cell table:style-name="Table1.A2" office:value-type="string">
            <text:p text:style-name="P6">Bitstream Vera Serif</text:p>
            <text:p text:style-name="P53">Why so large?</text:p>
          </table:table-cell>
          <table:table-cell table:style-name="Table1.B2" office:value-type="string">
            <text:p text:style-name="P11">The quick brown fox jumped over the lazy yellow dogs.</text:p>
            <text:p text:style-name="P12">The quick brown fox jumped over the lazy yellow dogs.</text:p>
            <text:p text:style-name="P13">The quick brown fox jumped over the lazy yellow dogs.</text:p>
            <text:p text:style-name="P14">The quick brown fox jumped over the lazy yellow dogs.</text:p>
          </table:table-cell>
        </table:table-row>
        <table:table-row>
          <table:table-cell table:style-name="Table1.A2" office:value-type="string">
            <text:p text:style-name="P15">DejaVu <text:span text:style-name="T2">Serif</text:span></text:p>
            <text:p text:style-name="P20">(Expaned version of Bitstream Vera Serif)</text:p>
          </table:table-cell>
          <table:table-cell table:style-name="Table1.B2" office:value-type="string">
            <text:p text:style-name="P16">The quick brown fox jumped over the lazy yellow dogs.</text:p>
            <text:p text:style-name="P19">The quick brown fox jumped over the lazy yellow dogs.</text:p>
            <text:p text:style-name="P17">The quick brown fox jumped over the lazy yellow dogs.</text:p>
            <text:p text:style-name="P18">The quick brown fox jumped over the lazy yellow dogs.</text:p>
          </table:table-cell>
        </table:table-row>
        <table:table-row>
          <table:table-cell table:style-name="Table1.A2" office:value-type="string">
            <text:p text:style-name="P48">DejaVu Serif Condensed</text:p>
          </table:table-cell>
          <table:table-cell table:style-name="Table1.B2" office:value-type="string">
            <text:p text:style-name="P49">The quick brown fox jumped over the lazy yellow dogs.</text:p>
            <text:p text:style-name="P50">The quick brown fox jumped over the lazy yellow dogs.</text:p>
            <text:p text:style-name="P51">The quick brown fox jumped over the lazy yellow dogs.</text:p>
            <text:p text:style-name="P52">The quick brown fox jumped over the lazy yellow dogs.</text:p>
          </table:table-cell>
        </table:table-row>
        <table:table-row>
          <table:table-cell table:style-name="Table1.A2" office:value-type="string">
            <text:p text:style-name="P35">C059</text:p>
            <text:p text:style-name="P36">(New Century Schoolbook)</text:p>
          </table:table-cell>
          <table:table-cell table:style-name="Table1.B2" office:value-type="string">
            <text:p text:style-name="P27">The quick brown fox jumped over the lazy yellow dogs.</text:p>
            <text:p text:style-name="P28">The quick brown fox jumped over the lazy yellow dogs.</text:p>
            <text:p text:style-name="P29">The quick brown fox jumped over the lazy yellow dogs.</text:p>
            <text:p text:style-name="P30">The quick brown fox jumped over the lazy yellow dogs.</text:p>
          </table:table-cell>
        </table:table-row>
        <table:table-row>
          <table:table-cell table:style-name="Table1.A2" office:value-type="string">
            <text:p text:style-name="Table_20_Contents">P052</text:p>
            <text:p text:style-name="Table_20_Contents">(Palatino)</text:p>
          </table:table-cell>
          <table:table-cell table:style-name="Table1.B2" office:value-type="string">
            <text:p text:style-name="P31">The quick brown fox jumped over the lazy yellow dogs.</text:p>
            <text:p text:style-name="P32">The quick brown fox jumped over the lazy yellow dogs.</text:p>
            <text:p text:style-name="P33">The quick brown fox jumped over the lazy yellow dogs.</text:p>
            <text:p text:style-name="P34">The quick brown fox jumped over the lazy yellow dogs.</text:p>
          </table:table-cell>
        </table:table-row>
        <table:table-row>
          <table:table-cell table:style-name="Table1.A2" office:value-type="string">
            <text:p text:style-name="P43">Georgia</text:p>
          </table:table-cell>
          <table:table-cell table:style-name="Table1.B2" office:value-type="string">
            <text:p text:style-name="P44">The quick brown fox jumped over the lazy yellow dogs.</text:p>
            <text:p text:style-name="P45">The quick brown fox jumped over the lazy yellow dogs.</text:p>
            <text:p text:style-name="P46">The quick brown fox jumped over the lazy yellow dogs.</text:p>
            <text:p text:style-name="P47">The quick brown fox jumped over the lazy yellow dogs.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059" svg:font-family="C059" style:font-pitch="variable"/>
    <style:font-face style:name="Nimbus Roman" svg:font-family="'Nimbus Roman'" style:font-pitch="variable"/>
    <style:font-face style:name="P052" svg:font-family="P052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402in" fo:margin-bottom="0.6402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22:33:18.807135197</meta:creation-date>
    <dc:date>2019-04-26T08:25:55.582851508</dc:date>
    <meta:editing-duration>PT1H2M14S</meta:editing-duration>
    <meta:editing-cycles>21</meta:editing-cycles>
    <meta:generator>LibreOffice/6.0.7.3$Linux_x86 LibreOffice_project/00m0$Build-3</meta:generator>
    <meta:document-statistic meta:table-count="1" meta:image-count="0" meta:object-count="0" meta:page-count="1" meta:paragraph-count="63" meta:word-count="488" meta:character-count="2624" meta:non-whitespace-character-count="2199"/>
  </office:meta>
</office:document-meta>
</file>